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11f5eb" officeooo:paragraph-rsid="0011f5e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4726c"/>
    </style:style>
    <style:style style:name="T2" style:family="text">
      <style:text-properties officeooo:rsid="00147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ing</text:p>
      <text:p text:style-name="P2"/>
      <text:p text:style-name="P2">Templating Engines for JS<text:tab/><text:tab/><text:span text:style-name="T2">dynamically created html-like content on the server</text:span></text:p>
      <text:p text:style-name="P2"><text:tab/>EJS<text:tab/><text:tab/><text:tab/><text:tab/><text:span text:style-name="T1">npm install ejs</text:span></text:p>
      <text:p text:style-name="P2"><text:tab/>mustache.js<text:tab/><text:tab/><text:tab/>.</text:p>
      <text:p text:style-name="P2"><text:tab/>handlebars.js<text:tab/><text:tab/><text:tab/>.</text:p>
      <text:p text:style-name="P2"><text:tab/>pug (Jade)<text:tab/><text:tab/><text:tab/>.</text:p>
      <text:p text:style-name="P2">EJS Syntax<text:tab/><text:tab/><text:tab/>.</text:p>
      <text:p text:style-name="P2"><text:tab/>&lt;%= %&gt;<text:tab/><text:tab/><text:tab/>.</text:p>
      <text:p text:style-name="P2">EJS Tags<text:tab/><text:tab/><text:tab/>.</text:p>
      <text:p text:style-name="P2"><text:tab/>&lt;% Scriptlet tag, for control-flow (no output)</text:p>
      <text:p text:style-name="P2"><text:tab/><text:tab/>.</text:p>
      <text:p text:style-name="P2"><text:tab/>&lt;%= Outputs the value into the template (HTML escaped)</text:p>
      <text:p text:style-name="P2"><text:tab/><text:tab/>.</text:p>
      <text:p text:style-name="P2"/>
      <text:p text:style-name="P2"/>
      <text:p text:style-name="P2"/>
      <text:p text:style-name="P2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1:31:09.329000000</meta:creation-date>
    <dc:date>2019-02-28T12:30:33.893000000</dc:date>
    <meta:editing-duration>PT25M20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4" meta:word-count="51" meta:character-count="306" meta:non-whitespace-character-count="242"/>
  </office:meta>
</office:document-meta>
</file>